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34in"/>
    </style:style>
    <style:style style:name="co2" style:family="table-column">
      <style:table-column-properties fo:break-before="auto" style:column-width="2.4181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4.369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5.5638in"/>
    </style:style>
    <style:style style:name="co7" style:family="table-column">
      <style:table-column-properties fo:break-before="auto" style:column-width="5.5209in"/>
    </style:style>
    <style:style style:name="co8" style:family="table-column">
      <style:table-column-properties fo:break-before="auto" style:column-width="2.0835in"/>
    </style:style>
    <style:style style:name="co9" style:family="table-column">
      <style:table-column-properties fo:break-before="auto" style:column-width="1.6717in"/>
    </style:style>
    <style:style style:name="co10" style:family="table-column">
      <style:table-column-properties fo:break-before="auto" style:column-width="0.9772in"/>
    </style:style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1.6118in"/>
    </style:style>
    <style:style style:name="co13" style:family="table-column">
      <style:table-column-properties fo:break-before="auto" style:column-width="1.5173in"/>
    </style:style>
    <style:style style:name="co14" style:family="table-column">
      <style:table-column-properties fo:break-before="auto" style:column-width="1.7575in"/>
    </style:style>
    <style:style style:name="co15" style:family="table-column">
      <style:table-column-properties fo:break-before="auto" style:column-width="1.8429in"/>
    </style:style>
    <style:style style:name="co16" style:family="table-column">
      <style:table-column-properties fo:break-before="auto" style:column-width="1.5689in"/>
    </style:style>
    <style:style style:name="co17" style:family="table-column">
      <style:table-column-properties fo:break-before="auto" style:column-width="1.8346in"/>
    </style:style>
    <style:style style:name="co18" style:family="table-column">
      <style:table-column-properties fo:break-before="auto" style:column-width="1.7063in"/>
    </style:style>
    <style:style style:name="ro1" style:family="table-row">
      <style:table-row-properties style:row-height="0.9689in" fo:break-before="auto" style:use-optimal-row-height="false"/>
    </style:style>
    <style:style style:name="ro2" style:family="table-row">
      <style:table-row-properties style:row-height="1.3819in" fo:break-before="auto" style:use-optimal-row-height="false"/>
    </style:style>
    <style:style style:name="ro3" style:family="table-row">
      <style:table-row-properties style:row-height="1.3543in" fo:break-before="auto" style:use-optimal-row-height="false"/>
    </style:style>
    <style:style style:name="ro4" style:family="table-row">
      <style:table-row-properties style:row-height="1.3264in" fo:break-before="auto" style:use-optimal-row-height="false"/>
    </style:style>
    <style:style style:name="ro5" style:family="table-row">
      <style:table-row-properties style:row-height="1.9618in" fo:break-before="auto" style:use-optimal-row-height="false"/>
    </style:style>
    <style:style style:name="ro6" style:family="table-row">
      <style:table-row-properties style:row-height="1.6028in" fo:break-before="auto" style:use-optimal-row-height="false"/>
    </style:style>
    <style:style style:name="ro7" style:family="table-row">
      <style:table-row-properties style:row-height="2.0035in" fo:break-before="auto" style:use-optimal-row-height="false"/>
    </style:style>
    <style:style style:name="ro8" style:family="table-row">
      <style:table-row-properties style:row-height="2.0173in" fo:break-before="auto" style:use-optimal-row-height="false"/>
    </style:style>
    <style:style style:name="ro9" style:family="table-row">
      <style:table-row-properties style:row-height="1.4646in" fo:break-before="auto" style:use-optimal-row-height="false"/>
    </style:style>
    <style:style style:name="ro10" style:family="table-row">
      <style:table-row-properties style:row-height="1.4091in" fo:break-before="auto" style:use-optimal-row-height="false"/>
    </style:style>
    <style:style style:name="ro11" style:family="table-row">
      <style:table-row-properties style:row-height="1.3126in" fo:break-before="auto" style:use-optimal-row-height="false"/>
    </style:style>
    <style:style style:name="ro12" style:family="table-row">
      <style:table-row-properties style:row-height="1.1882in" fo:break-before="auto" style:use-optimal-row-height="false"/>
    </style:style>
    <style:style style:name="ro13" style:family="table-row">
      <style:table-row-properties style:row-height="1.2437in" fo:break-before="auto" style:use-optimal-row-height="false"/>
    </style:style>
    <style:style style:name="ro14" style:family="table-row">
      <style:table-row-properties style:row-height="1.3402in" fo:break-before="auto" style:use-optimal-row-height="false"/>
    </style:style>
    <style:style style:name="ro15" style:family="table-row">
      <style:table-row-properties style:row-height="1.6992in" fo:break-before="auto" style:use-optimal-row-height="false"/>
    </style:style>
    <style:style style:name="ro16" style:family="table-row">
      <style:table-row-properties style:row-height="2.1972in" fo:break-before="auto" style:use-optimal-row-height="false"/>
    </style:style>
    <style:style style:name="ro17" style:family="table-row">
      <style:table-row-properties style:row-height="1.6854in" fo:break-before="auto" style:use-optimal-row-height="false"/>
    </style:style>
    <style:style style:name="ro18" style:family="table-row">
      <style:table-row-properties style:row-height="2.8602in" fo:break-before="auto" style:use-optimal-row-height="false"/>
    </style:style>
    <style:style style:name="ro19" style:family="table-row">
      <style:table-row-properties style:row-height="2.722in" fo:break-before="auto" style:use-optimal-row-height="false"/>
    </style:style>
    <style:style style:name="ro20" style:family="table-row">
      <style:table-row-properties style:row-height="2.8047in" fo:break-before="auto" style:use-optimal-row-height="false"/>
    </style:style>
    <style:style style:name="ro21" style:family="table-row">
      <style:table-row-properties style:row-height="2.3902in" fo:break-before="auto" style:use-optimal-row-height="false"/>
    </style:style>
    <style:style style:name="ro22" style:family="table-row">
      <style:table-row-properties style:row-height="2.3075in" fo:break-before="auto" style:use-optimal-row-height="false"/>
    </style:style>
    <style:style style:name="ro23" style:family="table-row">
      <style:table-row-properties style:row-height="2.6807in" fo:break-before="auto" style:use-optimal-row-height="false"/>
    </style:style>
    <style:style style:name="ro24" style:family="table-row">
      <style:table-row-properties style:row-height="2.4457in" fo:break-before="auto" style:use-optimal-row-height="false"/>
    </style:style>
    <style:style style:name="ro25" style:family="table-row">
      <style:table-row-properties style:row-height="2.5008in" fo:break-before="auto" style:use-optimal-row-height="false"/>
    </style:style>
    <style:style style:name="ro26" style:family="table-row">
      <style:table-row-properties style:row-height="2.3626in" fo:break-before="auto" style:use-optimal-row-height="false"/>
    </style:style>
    <style:style style:name="ro27" style:family="table-row">
      <style:table-row-properties style:row-height="2.252in" fo:break-before="auto" style:use-optimal-row-height="false"/>
    </style:style>
    <style:style style:name="ro28" style:family="table-row">
      <style:table-row-properties style:row-height="2.2382in" fo:break-before="auto" style:use-optimal-row-height="false"/>
    </style:style>
    <style:style style:name="ro29" style:family="table-row">
      <style:table-row-properties style:row-height="2.9429in" fo:break-before="auto" style:use-optimal-row-height="false"/>
    </style:style>
    <style:style style:name="ro30" style:family="table-row">
      <style:table-row-properties style:row-height="0.2189in" fo:break-before="auto" style:use-optimal-row-height="false"/>
    </style:style>
    <style:style style:name="ro31" style:family="table-row">
      <style:table-row-properties style:row-height="0.2083in" fo:break-before="auto" style:use-optimal-row-height="false"/>
    </style:style>
    <style:style style:name="ro32" style:family="table-row">
      <style:table-row-properties style:row-height="0.1783in" fo:break-before="auto" style:use-optimal-row-height="false"/>
    </style:style>
    <style:style style:name="ro33" style:family="table-row">
      <style:table-row-properties style:row-height="0.9374in" fo:break-before="auto" style:use-optimal-row-height="false"/>
    </style:style>
    <style:style style:name="ro34" style:family="table-row">
      <style:table-row-properties style:row-height="1.052in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font-name="Times New Roman" fo:font-size="16pt" style:font-size-asian="16pt" style:font-size-complex="16pt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fo:font-size="16pt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6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Excel_20_Built-in_20_Normal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2" style:family="table-cell" style:parent-style-name="Excel_20_Built-in_20_Normal">
      <style:text-properties style:font-name="Times New Roman" fo:font-size="16pt" fo:language="en" fo:country="US" style:text-underline-mode="continuous" style:text-overline-mode="continuous" style:text-line-through-mode="continuous" style:font-size-asian="16pt" style:language-asian="zh" style:country-asian="CN" style:font-size-complex="16pt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7" style:family="table-cell" style:parent-style-name="Excel_20_Built-in_20_Normal">
      <style:table-cell-properties fo:background-color="#b7e1c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9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55cc" style:text-outline="false" style:text-line-through-styl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1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4" style:base-cell-address="TestCases.A1"/>
      <style:map style:condition="cell-content-is-between(26,50)" style:apply-style-name="ConditionalStyle_5f_3" style:base-cell-address="TestCases.A1"/>
      <style:map style:condition="cell-content-is-between(51,75)" style:apply-style-name="ConditionalStyle_5f_2" style:base-cell-address="TestCases.A1"/>
      <style:map style:condition="cell-content-is-between(76,100)" style:apply-style-name="ConditionalStyle_5f_1" style:base-cell-address="TestCases.A1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style:font-name="Times New Roman" fo:font-size="16pt" style:font-size-asian="16pt" style:font-size-complex="16pt"/>
    </style:style>
    <style:style style:name="T6" style:family="text">
      <style:text-properties style:font-name="Times New Roman" fo:font-size="16pt" fo:language="en" fo:country="US" fo:font-weight="normal" style:font-size-asian="16pt" style:font-weight-asian="normal" style:font-size-complex="16pt" style:font-weight-complex="normal"/>
    </style:style>
    <style:style style:name="T7" style:family="text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T8" style:family="text">
      <style:text-properties style:font-name="Times New Roman" fo:font-size="16pt" style:font-size-asian="16pt" style:font-name-complex="Arial1" style:font-size-complex="16pt"/>
    </style:style>
    <style:style style:name="T9" style:family="text">
      <style:text-properties style:font-name="Times New Roman" fo:font-size="16pt" fo:language="en" fo:country="US" style:font-size-asian="16pt" style:font-name-complex="Arial1" style:font-size-complex="1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Cases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1014" table:default-cell-style-name="ce11"/>
        <table:table-row table:style-name="ro1">
          <table:table-cell table:style-name="ce1" office:value-type="string">
            <text:p>Test Suite/Scenario</text:p>
          </table:table-cell>
          <table:table-cell table:style-name="ce1" office:value-type="string">
            <text:p>TestCaseID - Title</text:p>
          </table:table-cell>
          <table:table-cell table:style-name="ce16" office:value-type="string">
            <text:p>Priority</text:p>
          </table:table-cell>
          <table:table-cell table:style-name="ce17" office:value-type="string">
            <text:p>Automated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ass/Fail/Blocked</text:p>
          </table:table-cell>
          <table:table-cell table:style-name="ce1" office:value-type="string">
            <text:p>BUG ID</text:p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1" table:number-rows-spanned="3">
            <text:p>Interfata Login</text:p>
          </table:table-cell>
          <table:table-cell table:style-name="ce12" office:value-type="string">
            <text:p><text:span text:style-name="T1">1 – </text:span><text:span text:style-name="T2">Logare cu </text:span><text:span text:style-name="T2">user și parolă </text:span><text:span text:style-name="T2">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tie</text:span></text:p>
            <text:p><text:span text:style-name="T5">2. Introducere </text:span><text:span text:style-name="T5">date inputuri</text:span></text:p>
            <text:p><text:span text:style-name="T5">3. Apsare </text:span><text:span text:style-name="T5">buton Login”</text:span></text:p>
            <text:p><text:span text:style-name="T5">4. Asteptare </text:span><text:span text:style-name="T5">pagina </text:span><text:span text:style-name="T5">principala </text:span><text:span text:style-name="T5">(iconita cos)</text:span></text:p>
            <text:p><text:span text:style-name="T5"/></text:p>
          </table:table-cell>
          <table:table-cell table:style-name="ce21" office:value-type="string">
            <text:p>2. “standard_user”, “secret_sauce”</text:p>
          </table:table-cell>
          <table:table-cell table:style-name="ce21" office:value-type="string">
            <text:p>Redirectionare catre pagina principala a aplicatie </text:p>
          </table:table-cell>
          <table:table-cell table:style-name="ce21" office:value-type="string">
            <text:p>Redirectionare catre pagina principala a aplicatie </text:p>
          </table:table-cell>
          <table:table-cell table:style-name="ce23" office:value-type="string">
            <text:p>Pass</text:p>
          </table:table-cell>
          <table:table-cell table:style-name="ce20"/>
          <table:table-cell table:number-columns-repeated="1014"/>
        </table:table-row>
        <table:table-row table:style-name="ro3">
          <table:covered-table-cell table:style-name="ce3"/>
          <table:table-cell table:style-name="ce12" office:value-type="string">
            <text:p><text:span text:style-name="T1">2 – </text:span><text:span text:style-name="T2">Logare cu </text:span><text:span text:style-name="T2">user valid și </text:span><text:span text:style-name="T2">parolă </text:span><text:span text:style-name="T2">in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tie</text:span></text:p>
            <text:p><text:span text:style-name="T5">2. Introducere </text:span><text:span text:style-name="T5">date inputuri</text:span></text:p>
            <text:p><text:span text:style-name="T5">3. Apsare </text:span><text:span text:style-name="T5">buton Login”</text:span></text:p>
            <text:p><text:span text:style-name="T5"/></text:p>
            <text:p><text:span text:style-name="T5"/></text:p>
          </table:table-cell>
          <table:table-cell table:style-name="ce21" office:value-type="string">
            <text:p>2. “standard_user”, “abc”</text:p>
          </table:table-cell>
          <table:table-cell table:style-name="ce20" office:value-type="string">
            <text:p>Mesaj eroare : “Epic sadface: Username and password do not match any user in this service”</text:p>
          </table:table-cell>
          <table:table-cell table:style-name="ce20" office:value-type="string">
            <text:p>Mesaj eroare : “Epic sadface: Username and password do not match any user in this service”</text:p>
          </table:table-cell>
          <table:table-cell table:style-name="ce23" office:value-type="string">
            <text:p>Pass</text:p>
          </table:table-cell>
          <table:table-cell table:style-name="ce20"/>
          <table:table-cell table:number-columns-repeated="1014"/>
        </table:table-row>
        <table:table-row table:style-name="ro4">
          <table:covered-table-cell table:style-name="ce4"/>
          <table:table-cell table:style-name="ce12" office:value-type="string">
            <text:p><text:span text:style-name="T1">3-</text:span><text:span text:style-name="T2">Logare cu </text:span><text:span text:style-name="T2">user gol și </text:span><text:span text:style-name="T2">parolă 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tie</text:span></text:p>
            <text:p><text:span text:style-name="T5">2. Introducere </text:span><text:span text:style-name="T5">date inputuri</text:span></text:p>
            <text:p><text:span text:style-name="T5">3. Apsare </text:span><text:span text:style-name="T5">buton Login”</text:span></text:p>
            <text:p><text:span text:style-name="T5"/></text:p>
            <text:p><text:span text:style-name="T5"/></text:p>
          </table:table-cell>
          <table:table-cell table:style-name="ce21" office:value-type="string">
            <text:p>2. “”, “secret_sauce”</text:p>
          </table:table-cell>
          <table:table-cell table:style-name="ce21" office:value-type="string">
            <text:p>Mesaj eroare: “Epic sadface: Username is required”</text:p>
          </table:table-cell>
          <table:table-cell table:style-name="ce21" office:value-type="string">
            <text:p>Mesaj eroare: “Epic sadface: Username is required”</text:p>
          </table:table-cell>
          <table:table-cell table:style-name="ce23" office:value-type="string">
            <text:p>Pass</text:p>
          </table:table-cell>
          <table:table-cell table:style-name="ce20"/>
          <table:table-cell table:number-columns-repeated="1014"/>
        </table:table-row>
        <table:table-row table:style-name="ro4">
          <table:table-cell table:style-name="ce5"/>
          <table:table-cell table:style-name="ce12" office:value-type="string">
            <text:p><text:span text:style-name="T1">4- </text:span><text:span text:style-name="T2">Logare cu </text:span><text:span text:style-name="T2">user corect și </text:span><text:span text:style-name="T2">parolă </text:span><text:span text:style-name="T3">goal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tie</text:span></text:p>
            <text:p><text:span text:style-name="T5">2. Introducere </text:span><text:span text:style-name="T5">date inputuri</text:span></text:p>
            <text:p><text:span text:style-name="T5">3. Apsare </text:span><text:span text:style-name="T5">buton Login”</text:span></text:p>
            <text:p><text:span text:style-name="T5"/></text:p>
            <text:p><text:span text:style-name="T5"/></text:p>
          </table:table-cell>
          <table:table-cell table:style-name="ce21" office:value-type="string">
            <text:p>2. “standard_user”, “”</text:p>
          </table:table-cell>
          <table:table-cell table:style-name="ce20" office:value-type="string">
            <text:p>Mesaj eroare: “Epic sadface: Password is required”</text:p>
          </table:table-cell>
          <table:table-cell table:style-name="ce20" office:value-type="string">
            <text:p>Mesaj eroare: “Epic sadface: Password is required”</text:p>
          </table:table-cell>
          <table:table-cell table:style-name="ce23" office:value-type="string">
            <text:p>Pass</text:p>
          </table:table-cell>
          <table:table-cell table:style-name="ce20"/>
          <table:table-cell table:number-columns-repeated="1014"/>
        </table:table-row>
        <table:table-row table:style-name="ro5">
          <table:table-cell table:style-name="ce5"/>
          <table:table-cell table:style-name="ce12" office:value-type="string">
            <text:p><text:span text:style-name="T1">5- </text:span><text:span text:style-name="T2">Delogare și </text:span><text:span text:style-name="T2">revenire la </text:span><text:span text:style-name="T2">interfața de </text:span><text:span text:style-name="T2">login 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9" office:value-type="string">
            <text:p><text:span text:style-name="T9"/></text:p>
            <text:p><text:span text:style-name="T8">1. Introducere </text:span><text:span text:style-name="T8">date în input-</text:span><text:span text:style-name="T8">uri</text:span></text:p>
            <text:p><text:span text:style-name="T8">2. Apăsare </text:span><text:span text:style-name="T8">buton </text:span><text:span text:style-name="T8">„Login”</text:span></text:p>
            <text:p><text:span text:style-name="T8">3. Așteptare </text:span><text:span text:style-name="T8">pagină </text:span><text:span text:style-name="T8">principală </text:span><text:span text:style-name="T8">(iconiță coș)</text:span></text:p>
            <text:p><text:span text:style-name="T8">4. Apăsare </text:span><text:span text:style-name="T8">meniu </text:span><text:span text:style-name="T8">„burger”</text:span></text:p>
            <text:p><text:span text:style-name="T8">5. Apăsare </text:span><text:span text:style-name="T8">opțiune </text:span><text:span text:style-name="T8">„Logout”</text:span></text:p>
            <text:p><text:span text:style-name="T8">6. Așteptare </text:span><text:span text:style-name="T8">redirecționare </text:span><text:span text:style-name="T8">către interfața </text:span><text:span text:style-name="T8">de login</text:span></text:p>
          </table:table-cell>
          <table:table-cell table:style-name="ce21" office:value-type="string">
            <text:p>2. “standard_user”, “secret_sauce”</text:p>
          </table:table-cell>
          <table:table-cell table:style-name="ce20" office:value-type="string">
            <text:p>Redirectionare catre pagina de login</text:p>
          </table:table-cell>
          <table:table-cell table:style-name="ce20" office:value-type="string">
            <text:p>Redirectionare catre pagina de login</text:p>
          </table:table-cell>
          <table:table-cell table:style-name="ce23" office:value-type="string">
            <text:p>Pass</text:p>
          </table:table-cell>
          <table:table-cell table:style-name="ce20"/>
          <table:table-cell table:number-columns-repeated="1014"/>
        </table:table-row>
        <table:table-row table:style-name="ro6">
          <table:table-cell table:style-name="ce6" office:value-type="string" table:number-columns-spanned="1" table:number-rows-spanned="3">
            <text:p>Pagina principală</text:p>
          </table:table-cell>
          <table:table-cell table:style-name="ce12" office:value-type="string">
            <text:p><text:span text:style-name="T1">6 – </text:span><text:span text:style-name="T3">Filtrare </text:span><text:span text:style-name="T3">după nume </text:span><text:span text:style-name="T3">crescător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tie</text:span></text:p>
            <text:p><text:span text:style-name="T5">2. Logare</text:span></text:p>
            <text:p><text:span text:style-name="T5">3. Apasare </text:span><text:span text:style-name="T5">buton </text:span><text:span text:style-name="T5">“Sortare”</text:span></text:p>
            <text:p><text:span text:style-name="T5">4. Sortare </text:span><text:span text:style-name="T5">crescator </text:span><text:span text:style-name="T5">dupa </text:span><text:span text:style-name="T5">nume(“Name </text:span><text:span text:style-name="T5">A toZ”)</text:span></text:p>
            <text:p><text:span text:style-name="T5">5.Verificare </text:span><text:span text:style-name="T5">afișare </text:span><text:span text:style-name="T5">produse în </text:span><text:span text:style-name="T5">ordine </text:span><text:span text:style-name="T5">crescătoare </text:span><text:span text:style-name="T5">alfabetic după </text:span><text:span text:style-name="T5">nume</text:span></text:p>
          </table:table-cell>
          <table:table-cell table:style-name="ce21"/>
          <table:table-cell table:style-name="ce21" office:value-type="string">
            <text:p>Produsele sunt afisate in ordine crescatoare alfabetic dupa nume</text:p>
          </table:table-cell>
          <table:table-cell table:style-name="ce21" office:value-type="string">
            <text:p>Produsele sunt afisate in ordine crescatoare alfabetic dupa nume</text:p>
          </table:table-cell>
          <table:table-cell table:style-name="ce23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7">
          <table:covered-table-cell table:style-name="ce3"/>
          <table:table-cell table:style-name="ce12" office:value-type="string">
            <text:p><text:span text:style-name="T1">7 – </text:span><text:span text:style-name="T3">Filtrare </text:span><text:span text:style-name="T3">după nume </text:span><text:span text:style-name="T3">descrescător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tie</text:span></text:p>
            <text:p><text:span text:style-name="T5">2. Logare</text:span></text:p>
            <text:p><text:span text:style-name="T5">3. Apasare </text:span><text:span text:style-name="T5">buton </text:span><text:span text:style-name="T5">“Sortare”</text:span></text:p>
            <text:p><text:span text:style-name="T5">4. Sortare </text:span><text:span text:style-name="T5">descrescator </text:span><text:span text:style-name="T5">dupa </text:span><text:span text:style-name="T5">nume(“Name </text:span><text:span text:style-name="T5">Z to A”)</text:span></text:p>
            <text:p><text:span text:style-name="T5">5.Verificare </text:span><text:span text:style-name="T5">afișare </text:span><text:span text:style-name="T5">produse în </text:span><text:span text:style-name="T5">ordine des </text:span><text:span text:style-name="T5">crescătoare </text:span><text:span text:style-name="T5">alfabetic după </text:span><text:span text:style-name="T5">nume</text:span></text:p>
          </table:table-cell>
          <table:table-cell table:style-name="ce21"/>
          <table:table-cell table:style-name="ce20" office:value-type="string">
            <text:p><text:s/>Produsele sunt afișate în ordine alfabetică descrescătoare după nume</text:p>
          </table:table-cell>
          <table:table-cell table:style-name="ce20" office:value-type="string">
            <text:p><text:s/>Produsele sunt afișate în ordine alfabetică descrescătoare după nume</text:p>
          </table:table-cell>
          <table:table-cell table:style-name="ce23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8">
          <table:covered-table-cell table:style-name="ce4"/>
          <table:table-cell table:style-name="ce12" office:value-type="string">
            <text:p><text:span text:style-name="T1">8- </text:span><text:span text:style-name="T3">Filtrare </text:span><text:span text:style-name="T3">după preț </text:span><text:span text:style-name="T3">crescător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tie</text:span></text:p>
            <text:p><text:span text:style-name="T5">2. Logare</text:span></text:p>
            <text:p><text:span text:style-name="T5">3. Apasare </text:span><text:span text:style-name="T5">buton </text:span><text:span text:style-name="T5">“Sortare”</text:span></text:p>
            <text:p><text:span text:style-name="T5">4. Sortare </text:span><text:span text:style-name="T5">crescator </text:span><text:span text:style-name="T5">dupa </text:span><text:span text:style-name="T5">pret(“price </text:span><text:span text:style-name="T5">low to high”)</text:span></text:p>
            <text:p><text:span text:style-name="T5">5.Verificare </text:span><text:span text:style-name="T5">afișare </text:span><text:span text:style-name="T5">produse în </text:span><text:span text:style-name="T5">ordine </text:span><text:span text:style-name="T5">crescătoare </text:span><text:span text:style-name="T5">după pret</text:span></text:p>
          </table:table-cell>
          <table:table-cell table:style-name="ce21"/>
          <table:table-cell table:style-name="ce21" office:value-type="string">
            <text:p>Produsele sunt afișate în ordine crescătoare după preț</text:p>
          </table:table-cell>
          <table:table-cell table:style-name="ce21" office:value-type="string">
            <text:p>Produsele sunt afișate în ordine crescătoare după preț</text:p>
          </table:table-cell>
          <table:table-cell table:style-name="ce23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5">
          <table:table-cell table:style-name="ce5"/>
          <table:table-cell table:style-name="ce12" office:value-type="string">
            <text:p><text:span text:style-name="T1">9- </text:span><text:span text:style-name="T4">Filtrare </text:span><text:span text:style-name="T4">după preț </text:span><text:span text:style-name="T4">descrescător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tie</text:span></text:p>
            <text:p><text:span text:style-name="T5">2. Logare</text:span></text:p>
            <text:p><text:span text:style-name="T5">3. Apasare </text:span><text:span text:style-name="T5">buton </text:span><text:span text:style-name="T5">“Sortare”</text:span></text:p>
            <text:p><text:span text:style-name="T5">4. Sortare </text:span><text:span text:style-name="T5">descrescator </text:span><text:span text:style-name="T5">dupa pret </text:span><text:span text:style-name="T5">(“Price high </text:span><text:span text:style-name="T5">to low”)</text:span></text:p>
            <text:p><text:span text:style-name="T5">5.Verificare </text:span><text:span text:style-name="T5">afișare </text:span><text:span text:style-name="T5">produse în </text:span><text:span text:style-name="T5">ordine des </text:span><text:span text:style-name="T5">crescătoare </text:span><text:span text:style-name="T5">după pret</text:span></text:p>
          </table:table-cell>
          <table:table-cell table:style-name="ce21"/>
          <table:table-cell table:style-name="ce20" office:value-type="string">
            <text:p>Produsele sunt afișate în ordine descrescătoare după preț</text:p>
          </table:table-cell>
          <table:table-cell table:style-name="ce20" office:value-type="string">
            <text:p>Produsele sunt afișate în ordine descrescătoare după preț</text:p>
          </table:table-cell>
          <table:table-cell table:style-name="ce23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9">
          <table:table-cell table:style-name="ce5"/>
          <table:table-cell table:style-name="ce13" office:value-type="string">
            <text:p><text:span text:style-name="T1">10- </text:span><text:span text:style-name="T3">Adăugare </text:span><text:span text:style-name="T3">produs în coș</text:span><text:span text:style-name="T2"> 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tie</text:span></text:p>
            <text:p><text:span text:style-name="T5">2. Logare</text:span></text:p>
            <text:p><text:span text:style-name="T5">3. Apasare </text:span><text:span text:style-name="T5">buton “Add to </text:span><text:span text:style-name="T5">cart” pentru </text:span><text:span text:style-name="T5">un produs</text:span></text:p>
            <text:p><text:span text:style-name="T5">4. Verificare </text:span><text:span text:style-name="T5">transformare </text:span><text:span text:style-name="T5">buton “Add to </text:span><text:span text:style-name="T5">cart” in </text:span><text:span text:style-name="T5">“Remove”</text:span></text:p>
          </table:table-cell>
          <table:table-cell table:style-name="ce21"/>
          <table:table-cell table:style-name="ce20" office:value-type="string">
            <text:p>Butonul „Add to cart” se transformă în „Remove”.</text:p>
          </table:table-cell>
          <table:table-cell table:style-name="ce20" office:value-type="string">
            <text:p>Butonul „Add to cart” se transformă în „Remove”.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0">
          <table:table-cell table:style-name="ce7" office:value-type="string" table:number-columns-spanned="1" table:number-rows-spanned="3">
            <text:p>Pagina individuală a produsului</text:p>
          </table:table-cell>
          <table:table-cell table:style-name="ce12" office:value-type="string">
            <text:p><text:span text:style-name="T1">11– </text:span><text:span text:style-name="T3">Navigare </text:span><text:span text:style-name="T3">către pagina </text:span><text:span text:style-name="T3">produsului </text:span><text:span text:style-name="T3">prin click pe </text:span><text:span text:style-name="T3">nume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tie</text:span></text:p>
            <text:p><text:span text:style-name="T5">2. Logare</text:span></text:p>
            <text:p><text:span text:style-name="T5">3. Click nume </text:span><text:span text:style-name="T5">produs</text:span></text:p>
            <text:p><text:span text:style-name="T5">4. Asteptare </text:span><text:span text:style-name="T5">afisare </text:span><text:span text:style-name="T5">denumire </text:span><text:span text:style-name="T5">produs</text:span></text:p>
          </table:table-cell>
          <table:table-cell table:style-name="ce21"/>
          <table:table-cell table:style-name="ce21" office:value-type="string">
            <text:p>Produsul este afisat corect pe pagina individuala</text:p>
          </table:table-cell>
          <table:table-cell table:style-name="ce21" office:value-type="string">
            <text:p>Produsul este afisat corect pe pagina individuala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1">
          <table:covered-table-cell table:style-name="ce3"/>
          <table:table-cell table:style-name="ce12" office:value-type="string">
            <text:p><text:span text:style-name="T1">12 – </text:span><text:span text:style-name="T3">Navigare </text:span><text:span text:style-name="T3">către pagina </text:span><text:span text:style-name="T3">produsului </text:span><text:span text:style-name="T3">prin click pe </text:span><text:span text:style-name="T3">poz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tie</text:span></text:p>
            <text:p><text:span text:style-name="T5">2. Logare</text:span></text:p>
            <text:p><text:span text:style-name="T5">3. Click poza </text:span><text:span text:style-name="T5">produs</text:span></text:p>
            <text:p><text:span text:style-name="T5">4. Asteptare </text:span><text:span text:style-name="T5">afisare </text:span><text:span text:style-name="T5">denumire </text:span><text:span text:style-name="T5">produs</text:span></text:p>
          </table:table-cell>
          <table:table-cell table:style-name="ce21"/>
          <table:table-cell table:style-name="ce21" office:value-type="string">
            <text:p>Produsul este afisat corect pe pagina individuala</text:p>
          </table:table-cell>
          <table:table-cell table:style-name="ce21" office:value-type="string">
            <text:p>Produsul este afisat corect pe pagina individuala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2">
          <table:covered-table-cell table:style-name="ce4"/>
          <table:table-cell table:style-name="ce12" office:value-type="string">
            <text:p><text:span text:style-name="T1">13- </text:span><text:span text:style-name="T3"><text:s/>Navigare </text:span><text:span text:style-name="T3">către pagina </text:span><text:span text:style-name="T3">produsului </text:span><text:span text:style-name="T3">prin click pe </text:span><text:span text:style-name="T3">denumire</text:span></text:p>
          </table:table-cell>
          <table:table-cell table:style-name="ce2" office:value-type="string">
            <text:p>P2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tie</text:span></text:p>
            <text:p><text:span text:style-name="T5">2. Logare</text:span></text:p>
            <text:p><text:span text:style-name="T5">3. Click </text:span><text:span text:style-name="T5">denumire </text:span><text:span text:style-name="T5">produs</text:span></text:p>
            <text:p><text:span text:style-name="T5">4. Asteptare </text:span><text:span text:style-name="T5">afisare </text:span><text:span text:style-name="T5">denumire </text:span><text:span text:style-name="T5">produs</text:span></text:p>
          </table:table-cell>
          <table:table-cell table:style-name="ce21"/>
          <table:table-cell table:style-name="ce21" office:value-type="string">
            <text:p>Denumirea produsului afisata pe pagina individuala corespunde produsului selectat</text:p>
          </table:table-cell>
          <table:table-cell table:style-name="ce21" office:value-type="string">
            <text:p>Denumirea produsului afisata pe pagina individuala corespunde produsului selectat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3">
          <table:table-cell table:style-name="ce5"/>
          <table:table-cell table:style-name="ce12" office:value-type="string">
            <text:p><text:span text:style-name="T1">14- </text:span><text:span text:style-name="T4">Afișare </text:span><text:span text:style-name="T4">imagine </text:span><text:span text:style-name="T4">produs</text:span></text:p>
          </table:table-cell>
          <table:table-cell table:style-name="ce2" office:value-type="string">
            <text:p>P2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tie</text:span></text:p>
            <text:p><text:span text:style-name="T5">2. Logare</text:span></text:p>
            <text:p><text:span text:style-name="T5">3. Click poza </text:span><text:span text:style-name="T5">produs</text:span></text:p>
            <text:p><text:span text:style-name="T5">4. Asteptare </text:span><text:span text:style-name="T5">imagine </text:span><text:span text:style-name="T5">produs</text:span></text:p>
          </table:table-cell>
          <table:table-cell table:style-name="ce21"/>
          <table:table-cell table:style-name="ce20" office:value-type="string">
            <text:p>Imaginea produsului afisata pe pagina individuala corespunde produsului selectat</text:p>
          </table:table-cell>
          <table:table-cell table:style-name="ce20" office:value-type="string">
            <text:p>Imaginea produsului afisata pe pagina individuala corespunde produsului selectat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4">
          <table:table-cell table:style-name="ce5"/>
          <table:table-cell table:style-name="ce13" office:value-type="string">
            <text:p><text:span text:style-name="T1">15- </text:span><text:span text:style-name="T3">Afișare </text:span><text:span text:style-name="T3">descriere </text:span><text:span text:style-name="T3">produs</text:span></text:p>
          </table:table-cell>
          <table:table-cell table:style-name="ce2" office:value-type="string">
            <text:p>P2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tie</text:span></text:p>
            <text:p><text:span text:style-name="T5">2. Logare</text:span></text:p>
            <text:p><text:span text:style-name="T5">3. Click nume </text:span><text:span text:style-name="T5">produs</text:span></text:p>
            <text:p><text:span text:style-name="T5">4. Asteptare </text:span><text:span text:style-name="T5">afisare </text:span><text:span text:style-name="T5">descriere </text:span><text:span text:style-name="T5">produs</text:span></text:p>
          </table:table-cell>
          <table:table-cell table:style-name="ce21"/>
          <table:table-cell table:style-name="ce21" office:value-type="string">
            <text:p>Descrierea produsului afisata pe pagina individuala corespunde produsului selectat</text:p>
          </table:table-cell>
          <table:table-cell table:style-name="ce21" office:value-type="string">
            <text:p>Descrierea produsului afisata pe pagina individuala corespunde produsului selectat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4">
          <table:table-cell table:style-name="ce5"/>
          <table:table-cell table:style-name="ce13" office:value-type="string">
            <text:p><text:span text:style-name="T1">16- </text:span><text:span text:style-name="T3">Afișare </text:span><text:span text:style-name="T3">preț produs</text:span></text:p>
          </table:table-cell>
          <table:table-cell table:style-name="ce2" office:value-type="string">
            <text:p>P2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tie</text:span></text:p>
            <text:p><text:span text:style-name="T5">2. Logare</text:span></text:p>
            <text:p><text:span text:style-name="T5">3. Click nume </text:span><text:span text:style-name="T5">produs</text:span></text:p>
            <text:p><text:span text:style-name="T5">4. Asteptare </text:span><text:span text:style-name="T5">pret produs</text:span></text:p>
          </table:table-cell>
          <table:table-cell table:style-name="ce21"/>
          <table:table-cell table:style-name="ce21" office:value-type="string">
            <text:p>Pretul produsului afisat pe pagina individuala corespunde produsului selectat</text:p>
          </table:table-cell>
          <table:table-cell table:style-name="ce21" office:value-type="string">
            <text:p>Pretul produsului afisat pe pagina individuala corespunde produsului selectat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5">
          <table:table-cell table:style-name="ce8"/>
          <table:table-cell table:style-name="ce13" office:value-type="string">
            <text:p><text:span text:style-name="T1">17- </text:span><text:span text:style-name="T3">Adăugare </text:span><text:span text:style-name="T3">produs în coș </text:span><text:span text:style-name="T3">din pagina </text:span><text:span text:style-name="T3">individuală</text:span></text:p>
          </table:table-cell>
          <table:table-cell table:style-name="ce9" office:value-type="string">
            <text:p>P1</text:p>
          </table:table-cell>
          <table:table-cell table:style-name="ce9"/>
          <table:table-cell table:style-name="ce18" office:value-type="string">
            <text:p><text:span text:style-name="T8">1. Accesare </text:span><text:span text:style-name="T8">aplicatie</text:span></text:p>
            <text:p><text:span text:style-name="T5">2. Logare</text:span></text:p>
            <text:p><text:span text:style-name="T5">3. Click nume </text:span><text:span text:style-name="T5">produs</text:span></text:p>
            <text:p><text:span text:style-name="T5">5. Click buton </text:span><text:span text:style-name="T5">"Add to cart"</text:span></text:p>
            <text:p><text:span text:style-name="T5">6. Asteptare </text:span><text:span text:style-name="T5">transformare </text:span><text:span text:style-name="T5">buton "Add to </text:span><text:span text:style-name="T5">cart" in </text:span><text:span text:style-name="T5">"Remove"</text:span></text:p>
          </table:table-cell>
          <table:table-cell table:style-name="ce9"/>
          <table:table-cell table:style-name="ce22" office:value-type="string">
            <text:p>Butonul „Add to cart” se transformă în „Remove” </text:p>
          </table:table-cell>
          <table:table-cell table:style-name="ce22" office:value-type="string">
            <text:p>Butonul „Add to cart” se transformă în „Remove” 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6">
          <table:table-cell table:style-name="ce9"/>
          <table:table-cell table:style-name="ce13" office:value-type="string">
            <text:p><text:span text:style-name="T1">18- </text:span><text:span text:style-name="T3">Eliminare </text:span><text:span text:style-name="T3">produs din </text:span><text:span text:style-name="T3">coș din </text:span><text:span text:style-name="T3">pagina </text:span><text:span text:style-name="T3">individuală</text:span></text:p>
          </table:table-cell>
          <table:table-cell table:style-name="ce9" office:value-type="string">
            <text:p>P2</text:p>
          </table:table-cell>
          <table:table-cell table:style-name="ce9"/>
          <table:table-cell table:style-name="ce20" office:value-type="string">
            <text:p><text:span text:style-name="T8">1. Accesare </text:span><text:span text:style-name="T8">aplicație</text:span></text:p>
            <text:p><text:span text:style-name="T8">2. Logare</text:span></text:p>
            <text:p><text:span text:style-name="T8">3.Click pe </text:span><text:span text:style-name="T8">numele unui </text:span><text:span text:style-name="T8">produs</text:span></text:p>
            <text:p><text:span text:style-name="T8">4. Așteptare </text:span><text:span text:style-name="T8">afișare </text:span><text:span text:style-name="T8">denumire </text:span><text:span text:style-name="T8">produs</text:span></text:p>
            <text:p><text:span text:style-name="T8">5. Click pe </text:span><text:span text:style-name="T8">butonul „Add </text:span><text:span text:style-name="T8">to cart”</text:span></text:p>
            <text:p><text:span text:style-name="T8">6. Așteptare </text:span><text:span text:style-name="T8">transformare </text:span><text:span text:style-name="T8">buton în </text:span><text:span text:style-name="T8">„Remove”</text:span></text:p>
            <text:p><text:span text:style-name="T8">7. Click pe </text:span><text:span text:style-name="T8">butonul </text:span><text:span text:style-name="T8">„Remove”</text:span></text:p>
            <text:p><text:span text:style-name="T8">8. Așteptare </text:span><text:span text:style-name="T8">transformare </text:span><text:span text:style-name="T8">buton în „Add </text:span><text:span text:style-name="T8">to cart”</text:span></text:p>
          </table:table-cell>
          <table:table-cell table:style-name="ce9"/>
          <table:table-cell table:style-name="ce22" office:value-type="string">
            <text:p>Butonul „Remove” se transformă în „Add to cart” </text:p>
          </table:table-cell>
          <table:table-cell table:style-name="ce22" office:value-type="string">
            <text:p>Butonul „Remove” se transformă în „Add to cart” 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7">
          <table:table-cell table:style-name="ce9"/>
          <table:table-cell table:style-name="ce13" office:value-type="string">
            <text:p><text:span text:style-name="T1">19- </text:span><text:span text:style-name="T3">Navigare </text:span><text:span text:style-name="T3">înapoi către </text:span><text:span text:style-name="T3">pagina </text:span><text:span text:style-name="T3">principală</text:span></text:p>
          </table:table-cell>
          <table:table-cell table:style-name="ce9" office:value-type="string">
            <text:p>P1</text:p>
          </table:table-cell>
          <table:table-cell table:style-name="ce9"/>
          <table:table-cell table:style-name="ce20" office:value-type="string">
            <text:p><text:span text:style-name="T8">1. Accesare </text:span><text:span text:style-name="T8">aplicație</text:span></text:p>
            <text:p><text:span text:style-name="T8">2. Logare</text:span></text:p>
            <text:p><text:span text:style-name="T8">3.Click pe </text:span><text:span text:style-name="T8">numele unui </text:span><text:span text:style-name="T8">produs</text:span></text:p>
            <text:p><text:span text:style-name="T8">4. Așteptare </text:span><text:span text:style-name="T8">afișare </text:span><text:span text:style-name="T8">denumire </text:span><text:span text:style-name="T8">produs</text:span></text:p>
            <text:p><text:span text:style-name="T8">5. Click pe </text:span><text:span text:style-name="T8">butonul </text:span><text:span text:style-name="T8">„Back to </text:span><text:span text:style-name="T8">products”</text:span></text:p>
            <text:p><text:span text:style-name="T8">6. Asteptare </text:span><text:span text:style-name="T8">butonul de </text:span><text:span text:style-name="T8">sortare</text:span></text:p>
          </table:table-cell>
          <table:table-cell table:style-name="ce9"/>
          <table:table-cell table:style-name="ce20" office:value-type="string">
            <text:p>Redirectionare efectuata cu succes catre pagina principala</text:p>
          </table:table-cell>
          <table:table-cell table:style-name="ce20" office:value-type="string">
            <text:p>Redirectionare efectuata cu succes catre pagina principala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8">
          <table:table-cell table:style-name="ce10" office:value-type="string" table:number-columns-spanned="1" table:number-rows-spanned="3">
            <text:p>Coșul de cumpărături</text:p>
          </table:table-cell>
          <table:table-cell table:style-name="ce12" office:value-type="string">
            <text:p><text:span text:style-name="T1">20– </text:span><text:span text:style-name="T3">Navigare </text:span><text:span text:style-name="T3">înapoi la </text:span><text:span text:style-name="T3">pagina cu </text:span><text:span text:style-name="T3">produse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ție</text:span></text:p>
            <text:p><text:span text:style-name="T8">2. Logare cu </text:span><text:span text:style-name="T8">user valid</text:span></text:p>
            <text:p><text:span text:style-name="T8">3. Adăugare </text:span><text:span text:style-name="T8">un produs în </text:span><text:span text:style-name="T8">coș</text:span></text:p>
            <text:p><text:span text:style-name="T8">4. Click pe </text:span><text:span text:style-name="T8">iconița </text:span><text:span text:style-name="T8">coșului de </text:span><text:span text:style-name="T8">cumpărături</text:span></text:p>
            <text:p><text:span text:style-name="T8">5. Verificare </text:span><text:span text:style-name="T8">prezență </text:span><text:span text:style-name="T8">produs în coș </text:span><text:span text:style-name="T8">(afișare preț </text:span><text:span text:style-name="T8">produs)</text:span></text:p>
            <text:p><text:span text:style-name="T8">6. Click </text:span><text:span text:style-name="T8">meniul </text:span><text:span text:style-name="T8">“burger”</text:span></text:p>
            <text:p><text:span text:style-name="T8">7. Click buton </text:span><text:span text:style-name="T8">“All items”</text:span></text:p>
            <text:p><text:span text:style-name="T5">8. Asteptare </text:span><text:span text:style-name="T5">buton sortare </text:span><text:span text:style-name="T5">de pe pagina </text:span><text:span text:style-name="T5">principala</text:span></text:p>
          </table:table-cell>
          <table:table-cell table:style-name="ce21"/>
          <table:table-cell table:style-name="ce21" office:value-type="string">
            <text:p>Redirectionare cu succes catre pagina principala a aplicatie </text:p>
          </table:table-cell>
          <table:table-cell table:style-name="ce21" office:value-type="string">
            <text:p>Redirectionare cu succes catre pagina principala a aplicatie 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9">
          <table:covered-table-cell table:style-name="ce3"/>
          <table:table-cell table:style-name="ce12" office:value-type="string">
            <text:p><text:span text:style-name="T1">21 – </text:span><text:span text:style-name="T3">Eliminare </text:span><text:span text:style-name="T3">produs din </text:span><text:span text:style-name="T3">coș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ție</text:span></text:p>
            <text:p><text:span text:style-name="T8">2. Logare cu </text:span><text:span text:style-name="T8">user valid</text:span></text:p>
            <text:p><text:span text:style-name="T8">3. Adăugare </text:span><text:span text:style-name="T8">un produs în </text:span><text:span text:style-name="T8">coș</text:span></text:p>
            <text:p><text:span text:style-name="T8">4. Click pe </text:span><text:span text:style-name="T8">iconița </text:span><text:span text:style-name="T8">coșului de </text:span><text:span text:style-name="T8">cumpărături</text:span></text:p>
            <text:p><text:span text:style-name="T8">5. Verificare </text:span><text:span text:style-name="T8">prezență </text:span><text:span text:style-name="T8">produs în coș </text:span><text:span text:style-name="T8">(afișare preț </text:span><text:span text:style-name="T8">produs)</text:span></text:p>
            <text:p><text:span text:style-name="T8">6. Click </text:span><text:span text:style-name="T8">butonul </text:span><text:span text:style-name="T8">“Remove”</text:span></text:p>
            <text:p><text:span text:style-name="T5">7. Verificare </text:span><text:span text:style-name="T5">absenta </text:span><text:span text:style-name="T5">produs din </text:span><text:span text:style-name="T5">cos</text:span></text:p>
            <text:p><text:span text:style-name="T5"/></text:p>
            <text:p><text:span text:style-name="T5"/></text:p>
          </table:table-cell>
          <table:table-cell table:style-name="ce21"/>
          <table:table-cell table:style-name="ce20" office:value-type="string">
            <text:p>Produsul adăugat nu se mai află în coș</text:p>
          </table:table-cell>
          <table:table-cell table:style-name="ce20" office:value-type="string">
            <text:p>Produsul adăugat nu se mai află în coș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0">
          <table:covered-table-cell table:style-name="ce4"/>
          <table:table-cell table:style-name="ce12" office:value-type="string">
            <text:p><text:span text:style-name="T1">22- </text:span><text:span text:style-name="T3">Continuare </text:span><text:span text:style-name="T3">cumpărături </text:span><text:span text:style-name="T3">din coș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ție</text:span></text:p>
            <text:p><text:span text:style-name="T8">2. Logare cu </text:span><text:span text:style-name="T8">user valid</text:span></text:p>
            <text:p><text:span text:style-name="T8">3. Adăugare </text:span><text:span text:style-name="T8">un produs în </text:span><text:span text:style-name="T8">coș</text:span></text:p>
            <text:p><text:span text:style-name="T8">4. Click pe </text:span><text:span text:style-name="T8">iconița </text:span><text:span text:style-name="T8">coșului de </text:span><text:span text:style-name="T8">cumpărături</text:span></text:p>
            <text:p><text:span text:style-name="T8">5. Verificare </text:span><text:span text:style-name="T8">prezență </text:span><text:span text:style-name="T8">produs în coș </text:span><text:span text:style-name="T8">(afișare preț </text:span><text:span text:style-name="T8">produs)</text:span></text:p>
            <text:p><text:span text:style-name="T8">6. Click pe </text:span><text:span text:style-name="T8">butonul </text:span><text:span text:style-name="T8">„Continue </text:span><text:span text:style-name="T8">Shopping”</text:span></text:p>
            <text:p><text:span text:style-name="T8">7. Așteptare </text:span><text:span text:style-name="T8">afișare pagină </text:span><text:span text:style-name="T8">principală cu </text:span><text:span text:style-name="T8">butonul de </text:span><text:span text:style-name="T8">sortare vizibil</text:span></text:p>
            <text:p><text:span text:style-name="T5"/></text:p>
          </table:table-cell>
          <table:table-cell table:style-name="ce21"/>
          <table:table-cell table:style-name="ce21" office:value-type="string">
            <text:p>Redirectionare cu succes catre pagina principala a aplicatie </text:p>
          </table:table-cell>
          <table:table-cell table:style-name="ce21" office:value-type="string">
            <text:p>Redirectionare cu succes catre pagina principala a aplicatie 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1">
          <table:table-cell table:style-name="ce5"/>
          <table:table-cell table:style-name="ce12" office:value-type="string">
            <text:p><text:span text:style-name="T1">23- </text:span><text:span text:style-name="T3">Inițiere </text:span><text:span text:style-name="T3">proces de </text:span><text:span text:style-name="T3">checkout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</text:span><text:span text:style-name="T8">aplicație</text:span></text:p>
            <text:p><text:span text:style-name="T8">2. Logare cu </text:span><text:span text:style-name="T8">user valid</text:span></text:p>
            <text:p><text:span text:style-name="T8">3. Adăugare </text:span><text:span text:style-name="T8">un produs în </text:span><text:span text:style-name="T8">coș</text:span></text:p>
            <text:p><text:span text:style-name="T8">4. Click pe </text:span><text:span text:style-name="T8">iconița </text:span><text:span text:style-name="T8">coșului de </text:span><text:span text:style-name="T8">cumpărături</text:span></text:p>
            <text:p><text:span text:style-name="T8">5. Verificare </text:span><text:span text:style-name="T8">prezență </text:span><text:span text:style-name="T8">produs în coș </text:span><text:span text:style-name="T8">(afișare preț </text:span><text:span text:style-name="T8">produs)</text:span></text:p>
            <text:p><text:span text:style-name="T8">6. Click buton </text:span><text:span text:style-name="T8">“Checkout”</text:span></text:p>
            <text:p><text:span text:style-name="T8">7. Asteptare </text:span><text:span text:style-name="T8">afișare input </text:span><text:span text:style-name="T8">“First Name”</text:span></text:p>
          </table:table-cell>
          <table:table-cell table:style-name="ce21"/>
          <table:table-cell table:style-name="ce20" office:value-type="string">
            <text:p>Redirecționare cu succes către pagina de completare a informațiilor</text:p>
          </table:table-cell>
          <table:table-cell table:style-name="ce20" office:value-type="string">
            <text:p>Redirecționare cu succes către pagina de completare a informațiilor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2">
          <table:table-cell table:style-name="ce7" office:value-type="string" table:number-columns-spanned="1" table:number-rows-spanned="3">
            <text:p>Pagina de checkout</text:p>
          </table:table-cell>
          <table:table-cell table:style-name="ce12" office:value-type="string">
            <text:p><text:span text:style-name="T1">24– </text:span><text:span text:style-name="T3">Anulare </text:span><text:span text:style-name="T3">proces de </text:span><text:span text:style-name="T3">checkout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</text:span><text:span text:style-name="T8">aplicație</text:span></text:p>
            <text:p><text:span text:style-name="T8">2. Logare cu </text:span><text:span text:style-name="T8">user valid</text:span></text:p>
            <text:p><text:span text:style-name="T8">3. Adăugare </text:span><text:span text:style-name="T8">un produs în </text:span><text:span text:style-name="T8">coș</text:span></text:p>
            <text:p><text:span text:style-name="T8">4. Click pe </text:span><text:span text:style-name="T8">iconița </text:span><text:span text:style-name="T8">coșului de </text:span><text:span text:style-name="T8">cumpărături</text:span></text:p>
            <text:p><text:span text:style-name="T8">5. Click pe </text:span><text:span text:style-name="T8">butonul </text:span><text:span text:style-name="T8">“Checkout”</text:span></text:p>
            <text:p><text:span text:style-name="T8">6. Click pe </text:span><text:span text:style-name="T8">butonul </text:span><text:span text:style-name="T8">“Cancel”</text:span></text:p>
            <text:p><text:span text:style-name="T8">7. Asteptare </text:span><text:span text:style-name="T8">buton </text:span><text:span text:style-name="T8">“Checkout”</text:span></text:p>
            <text:p><text:span text:style-name="T5"/></text:p>
          </table:table-cell>
          <table:table-cell table:style-name="ce21"/>
          <table:table-cell table:style-name="ce21" office:value-type="string">
            <text:p>Redirecționare cu succes către pagina coșului de cumpărături</text:p>
          </table:table-cell>
          <table:table-cell table:style-name="ce20" office:value-type="string">
            <text:p>Redirecționare cu succes către pagina de completare a informațiilor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3">
          <table:covered-table-cell table:style-name="ce3"/>
          <table:table-cell table:style-name="ce12" office:value-type="string">
            <text:p><text:span text:style-name="T1">25 – </text:span><text:span text:style-name="T3">Click pe </text:span><text:span text:style-name="T3">butonul </text:span><text:span text:style-name="T3">„Continue” cu </text:span><text:span text:style-name="T3">toate </text:span><text:span text:style-name="T3">câmpurile </text:span><text:span text:style-name="T3">necompletate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</text:span><text:span text:style-name="T8">aplicație</text:span></text:p>
            <text:p><text:span text:style-name="T8">2. Logare cu </text:span><text:span text:style-name="T8">user valid</text:span></text:p>
            <text:p><text:span text:style-name="T8">3. Adăugare </text:span><text:span text:style-name="T8">un produs în </text:span><text:span text:style-name="T8">coș</text:span></text:p>
            <text:p><text:span text:style-name="T8">4. Click pe </text:span><text:span text:style-name="T8">iconița </text:span><text:span text:style-name="T8">coșului de </text:span><text:span text:style-name="T8">cumpărături</text:span></text:p>
            <text:p><text:span text:style-name="T8">5. Click pe </text:span><text:span text:style-name="T8">butonul </text:span><text:span text:style-name="T8">“Checkout”</text:span></text:p>
            <text:p><text:span text:style-name="T8">6. Completare </text:span><text:span text:style-name="T8">doar </text:span><text:span text:style-name="T8">câmpurile </text:span><text:span text:style-name="T8">„Last Name” </text:span><text:span text:style-name="T8">și „Postal </text:span><text:span text:style-name="T8">Code”</text:span></text:p>
            <text:p><text:span text:style-name="T5">7. Click pe </text:span><text:span text:style-name="T5">butonul </text:span><text:span text:style-name="T5">continue</text:span></text:p>
            <text:p><text:span text:style-name="T5"/></text:p>
          </table:table-cell>
          <table:table-cell table:style-name="ce21" office:value-type="string">
            <text:p>6. “ ”, “Abc”, “456”</text:p>
          </table:table-cell>
          <table:table-cell table:style-name="ce20" office:value-type="string">
            <text:p>Mesaj eroare : “Error: First Name is required”</text:p>
          </table:table-cell>
          <table:table-cell table:style-name="ce20" office:value-type="string">
            <text:p>Mesaj eroare : “Error: First Name is required”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0">
          <table:covered-table-cell table:style-name="ce4"/>
          <table:table-cell table:style-name="ce13" office:value-type="string">
            <text:p><text:span text:style-name="T5">26- </text:span><text:span text:style-name="T6">Click pe </text:span><text:span text:style-name="T6">butonul </text:span><text:span text:style-name="T6">„Continue” </text:span><text:span text:style-name="T6">fără </text:span><text:span text:style-name="T6">completarea </text:span><text:span text:style-name="T6">câmpului </text:span><text:span text:style-name="T6">„Last Name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</text:span><text:span text:style-name="T8">aplicație</text:span></text:p>
            <text:p><text:span text:style-name="T8">2. Logare cu </text:span><text:span text:style-name="T8">user valid</text:span></text:p>
            <text:p><text:span text:style-name="T8">3. Adăugare </text:span><text:span text:style-name="T8">un produs în </text:span><text:span text:style-name="T8">coș</text:span></text:p>
            <text:p><text:span text:style-name="T8">4. Click pe </text:span><text:span text:style-name="T8">iconița </text:span><text:span text:style-name="T8">coșului de </text:span><text:span text:style-name="T8">cumpărături</text:span></text:p>
            <text:p><text:span text:style-name="T8">5. Click pe </text:span><text:span text:style-name="T8">butonul </text:span><text:span text:style-name="T8">“Checkout”</text:span></text:p>
            <text:p><text:span text:style-name="T8">6. Completare </text:span><text:span text:style-name="T8">doar </text:span><text:span text:style-name="T8">câmpurile </text:span><text:span text:style-name="T8">„First Name” </text:span><text:span text:style-name="T8">și „Postal </text:span><text:span text:style-name="T8">Code”</text:span></text:p>
            <text:p><text:span text:style-name="T5">7. Click pe </text:span><text:span text:style-name="T5">butonul </text:span><text:span text:style-name="T5">continue</text:span></text:p>
            <text:p><text:span text:style-name="T5"/></text:p>
          </table:table-cell>
          <table:table-cell table:style-name="ce21" office:value-type="string">
            <text:p>6. <text:s/>“Abc”, “ ”, “456”</text:p>
          </table:table-cell>
          <table:table-cell table:style-name="ce21" office:value-type="string">
            <text:p>Mesaj eroare: “Error: Last Name is required”</text:p>
          </table:table-cell>
          <table:table-cell table:style-name="ce21" office:value-type="string">
            <text:p>Mesaj eroare: “Error: Last Name is required”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4">
          <table:table-cell table:style-name="ce5"/>
          <table:table-cell table:style-name="ce12" office:value-type="string">
            <text:p><text:span text:style-name="T1">27- </text:span><text:span text:style-name="T4">Click pe </text:span><text:span text:style-name="T4">butonul </text:span><text:span text:style-name="T4">„Continue” </text:span><text:span text:style-name="T4">fără </text:span><text:span text:style-name="T4">completarea </text:span><text:span text:style-name="T4">câmpului </text:span><text:span text:style-name="T4">„First Name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</text:span><text:span text:style-name="T8">aplicație</text:span></text:p>
            <text:p><text:span text:style-name="T8">2. Logare cu </text:span><text:span text:style-name="T8">user valid</text:span></text:p>
            <text:p><text:span text:style-name="T8">3. Adăugare </text:span><text:span text:style-name="T8">un produs în </text:span><text:span text:style-name="T8">coș</text:span></text:p>
            <text:p><text:span text:style-name="T8">4. Click pe </text:span><text:span text:style-name="T8">iconița </text:span><text:span text:style-name="T8">coșului de </text:span><text:span text:style-name="T8">cumpărături</text:span></text:p>
            <text:p><text:span text:style-name="T8">5. Click pe </text:span><text:span text:style-name="T8">butonul </text:span><text:span text:style-name="T8">“Checkout”</text:span></text:p>
            <text:p><text:span text:style-name="T8">6. Completare </text:span><text:span text:style-name="T8">doar </text:span><text:span text:style-name="T8">câmpurile și </text:span><text:span text:style-name="T8">„Last Name” </text:span><text:span text:style-name="T8">și „Postal </text:span><text:span text:style-name="T8">Code”</text:span></text:p>
            <text:p><text:span text:style-name="T5">7. Click pe </text:span><text:span text:style-name="T5">butonul </text:span><text:span text:style-name="T5">continue</text:span></text:p>
            <text:p><text:span text:style-name="T5"/></text:p>
          </table:table-cell>
          <table:table-cell table:style-name="ce21" office:value-type="string">
            <text:p>6. <text:s/>“”, “Abc”, “456”</text:p>
          </table:table-cell>
          <table:table-cell table:style-name="ce21" office:value-type="string">
            <text:p>Mesaj eroare: “Error: First Name is required”</text:p>
          </table:table-cell>
          <table:table-cell table:style-name="ce21" office:value-type="string">
            <text:p>Mesaj eroare: “Error: First Name is required”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5">
          <table:table-cell table:style-name="ce5"/>
          <table:table-cell table:style-name="ce12" office:value-type="string">
            <text:p><text:span text:style-name="T5">28- </text:span><text:span text:style-name="T7">Click pe </text:span><text:span text:style-name="T7">butonul </text:span><text:span text:style-name="T7">„Continue” </text:span><text:span text:style-name="T7">fără </text:span><text:span text:style-name="T7">completarea </text:span><text:span text:style-name="T7">câmpului </text:span><text:span text:style-name="T7">„Postal Code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</text:span><text:span text:style-name="T8">aplicație</text:span></text:p>
            <text:p><text:span text:style-name="T8">2. Logare cu </text:span><text:span text:style-name="T8">user valid</text:span></text:p>
            <text:p><text:span text:style-name="T8">3. Adăugare </text:span><text:span text:style-name="T8">un produs în </text:span><text:span text:style-name="T8">coș</text:span></text:p>
            <text:p><text:span text:style-name="T8">4. Click pe </text:span><text:span text:style-name="T8">iconița </text:span><text:span text:style-name="T8">coșului de </text:span><text:span text:style-name="T8">cumpărături</text:span></text:p>
            <text:p><text:span text:style-name="T8">5. Click pe </text:span><text:span text:style-name="T8">butonul </text:span><text:span text:style-name="T8">“Checkout”</text:span></text:p>
            <text:p><text:span text:style-name="T8">6. Completare </text:span><text:span text:style-name="T8">doar </text:span><text:span text:style-name="T8">câmpurile și </text:span><text:span text:style-name="T8">„Last Name” </text:span><text:span text:style-name="T8">și „Postal </text:span><text:span text:style-name="T8">Code”</text:span></text:p>
            <text:p><text:span text:style-name="T5">7. Click pe </text:span><text:span text:style-name="T5">butonul </text:span><text:span text:style-name="T5">continue</text:span></text:p>
            <text:p><text:span text:style-name="T5"/></text:p>
          </table:table-cell>
          <table:table-cell table:style-name="ce21" office:value-type="string">
            <text:p>6. <text:s/>“Abc”, “Abc”, “ ”</text:p>
          </table:table-cell>
          <table:table-cell table:style-name="ce21" office:value-type="string">
            <text:p>Mesaj eroare: “Error: Postal Code is required”</text:p>
          </table:table-cell>
          <table:table-cell table:style-name="ce21" office:value-type="string">
            <text:p>Mesaj eroare: “Error: Postal Code is required”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6">
          <table:table-cell table:style-name="ce5"/>
          <table:table-cell table:style-name="ce12" office:value-type="string">
            <text:p><text:span text:style-name="T5">29- </text:span><text:span text:style-name="T7">Click pe </text:span><text:span text:style-name="T7">butonul </text:span><text:span text:style-name="T7">„Continue” cu </text:span><text:span text:style-name="T7">toate </text:span><text:span text:style-name="T7">câmpurile </text:span><text:span text:style-name="T7">completate </text:span><text:span text:style-name="T7">corect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</text:span><text:span text:style-name="T8">aplicație</text:span></text:p>
            <text:p><text:span text:style-name="T8">2. Logare cu </text:span><text:span text:style-name="T8">user valid</text:span></text:p>
            <text:p><text:span text:style-name="T8">3. Adăugare </text:span><text:span text:style-name="T8">un produs în </text:span><text:span text:style-name="T8">coș</text:span></text:p>
            <text:p><text:span text:style-name="T8">4. Click pe </text:span><text:span text:style-name="T8">iconița </text:span><text:span text:style-name="T8">coșului de </text:span><text:span text:style-name="T8">cumpărături</text:span></text:p>
            <text:p><text:span text:style-name="T8">5. Click pe </text:span><text:span text:style-name="T8">butonul </text:span><text:span text:style-name="T8">“Checkout”</text:span></text:p>
            <text:p><text:span text:style-name="T8">6.Completare </text:span><text:span text:style-name="T8">campuri cu </text:span><text:span text:style-name="T8">date corecte</text:span></text:p>
            <text:p><text:span text:style-name="T5">7. Click pe </text:span><text:span text:style-name="T5">butonul </text:span><text:span text:style-name="T5">continue</text:span></text:p>
            <text:p><text:span text:style-name="T5">8. Asteptare </text:span><text:span text:style-name="T5">buton </text:span><text:span text:style-name="T5">“Finish”</text:span></text:p>
          </table:table-cell>
          <table:table-cell table:style-name="ce21" office:value-type="string">
            <text:p>6. <text:s/>“Abc”, “Abc”, “456”</text:p>
          </table:table-cell>
          <table:table-cell table:style-name="ce21" office:value-type="string">
            <text:p>Redirecționare cu succes către pagina Checkout: Overview</text:p>
          </table:table-cell>
          <table:table-cell table:style-name="ce21" office:value-type="string">
            <text:p>Redirecționare cu succes către pagina Checkout: Overview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7">
          <table:table-cell table:style-name="ce7" office:value-type="string" table:number-columns-spanned="1" table:number-rows-spanned="3">
            <text:p>Pagina de checkout – Overview</text:p>
          </table:table-cell>
          <table:table-cell table:style-name="ce12" office:value-type="string">
            <text:p><text:span text:style-name="T1">30– </text:span><text:span text:style-name="T3">Navigare </text:span><text:span text:style-name="T3">către pagina </text:span><text:span text:style-name="T3">individuală a </text:span><text:span text:style-name="T3">produsului </text:span><text:span text:style-name="T3">prin click pe </text:span><text:span text:style-name="T3">produs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</text:span><text:span text:style-name="T8">aplicație</text:span></text:p>
            <text:p><text:span text:style-name="T8">2. Logare cu </text:span><text:span text:style-name="T8">user valid</text:span></text:p>
            <text:p><text:span text:style-name="T8">3. Adăugare </text:span><text:span text:style-name="T8">un produs în </text:span><text:span text:style-name="T8">coș</text:span></text:p>
            <text:p><text:span text:style-name="T8">4. Click pe </text:span><text:span text:style-name="T8">iconița </text:span><text:span text:style-name="T8">coșului de </text:span><text:span text:style-name="T8">cumpărături</text:span></text:p>
            <text:p><text:span text:style-name="T8">5. Click pe </text:span><text:span text:style-name="T8">butonul </text:span><text:span text:style-name="T8">“Checkout”</text:span></text:p>
            <text:p><text:span text:style-name="T8">6. Completare </text:span><text:span text:style-name="T8">date corecte</text:span></text:p>
            <text:p><text:span text:style-name="T8">7. Click pe un </text:span><text:span text:style-name="T8">produs din </text:span><text:span text:style-name="T8">cos</text:span></text:p>
            <text:p><text:span text:style-name="T8">8. Așteptare </text:span><text:span text:style-name="T8">afișare pagina </text:span><text:span text:style-name="T8">individuala </text:span><text:span text:style-name="T8">produs</text:span></text:p>
          </table:table-cell>
          <table:table-cell table:style-name="ce21"/>
          <table:table-cell table:style-name="ce21" office:value-type="string">
            <text:p>Redirecționare cu succes către pagina individuala a produsului</text:p>
          </table:table-cell>
          <table:table-cell table:style-name="ce21" office:value-type="string">
            <text:p>Redirecționare cu succes către pagina individuala a produsului</text:p>
          </table:table-cell>
          <table:table-cell table:style-name="ce24" office:value-type="string">
            <text:p>Pass</text:p>
          </table:table-cell>
          <table:table-cell table:style-name="ce26"/>
          <table:table-cell table:number-columns-repeated="1014"/>
        </table:table-row>
        <table:table-row table:style-name="ro27">
          <table:covered-table-cell table:style-name="ce3"/>
          <table:table-cell table:style-name="ce12" office:value-type="string">
            <text:p><text:span text:style-name="T1">31 – </text:span><text:span text:style-name="T3">Anulare </text:span><text:span text:style-name="T3">comandă prin </text:span><text:span text:style-name="T3">butonul </text:span><text:span text:style-name="T3">„Cancel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</text:span><text:span text:style-name="T8">aplicație</text:span></text:p>
            <text:p><text:span text:style-name="T8">2. Logare cu </text:span><text:span text:style-name="T8">user valid</text:span></text:p>
            <text:p><text:span text:style-name="T8">3. Adăugare </text:span><text:span text:style-name="T8">un produs în </text:span><text:span text:style-name="T8">coș</text:span></text:p>
            <text:p><text:span text:style-name="T8">4. Click pe </text:span><text:span text:style-name="T8">iconița </text:span><text:span text:style-name="T8">coșului de </text:span><text:span text:style-name="T8">cumpărături</text:span></text:p>
            <text:p><text:span text:style-name="T8">5. Click pe </text:span><text:span text:style-name="T8">butonul </text:span><text:span text:style-name="T8">“Checkout”</text:span></text:p>
            <text:p><text:span text:style-name="T8">6. Completare </text:span><text:span text:style-name="T8">date corecte</text:span></text:p>
            <text:p><text:span text:style-name="T8">7. Click buton </text:span><text:span text:style-name="T8">“Cancel”</text:span></text:p>
            <text:p><text:span text:style-name="T8">8. Așteptare </text:span><text:span text:style-name="T8">afișare pagina </text:span><text:span text:style-name="T8">principala</text:span></text:p>
          </table:table-cell>
          <table:table-cell table:style-name="ce21"/>
          <table:table-cell table:style-name="ce21" office:value-type="string">
            <text:p>Redirecționare cu succes către pagina principala </text:p>
          </table:table-cell>
          <table:table-cell table:style-name="ce21" office:value-type="string">
            <text:p>Redirecționare cu succes către pagina principala </text:p>
          </table:table-cell>
          <table:table-cell table:style-name="ce24" office:value-type="string">
            <text:p>Pass</text:p>
          </table:table-cell>
          <table:table-cell table:style-name="ce26"/>
          <table:table-cell table:number-columns-repeated="1014"/>
        </table:table-row>
        <table:table-row table:style-name="ro28">
          <table:covered-table-cell table:style-name="ce4"/>
          <table:table-cell table:style-name="ce14" office:value-type="string">
            <text:p><text:span text:style-name="T1">32- </text:span><text:span text:style-name="T3">Finalizare </text:span><text:span text:style-name="T3">comandă </text:span><text:span text:style-name="T3">prin click pe </text:span><text:span text:style-name="T3">„Finish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</text:span><text:span text:style-name="T8">aplicație</text:span></text:p>
            <text:p><text:span text:style-name="T8">2. Logare cu </text:span><text:span text:style-name="T8">user valid</text:span></text:p>
            <text:p><text:span text:style-name="T8">3. Adăugare </text:span><text:span text:style-name="T8">un produs în </text:span><text:span text:style-name="T8">coș</text:span></text:p>
            <text:p><text:span text:style-name="T8">4. Click pe </text:span><text:span text:style-name="T8">iconița </text:span><text:span text:style-name="T8">coșului de </text:span><text:span text:style-name="T8">cumpărături</text:span></text:p>
            <text:p><text:span text:style-name="T8">5. Click pe </text:span><text:span text:style-name="T8">butonul </text:span><text:span text:style-name="T8">“Checkout”</text:span></text:p>
            <text:p><text:span text:style-name="T8">6. Completare </text:span><text:span text:style-name="T8">date corecte</text:span></text:p>
            <text:p><text:span text:style-name="T8">7. Click buton </text:span><text:span text:style-name="T8">“Finish”</text:span></text:p>
            <text:p><text:span text:style-name="T8">8. Așteptare </text:span><text:span text:style-name="T8">mesaj de </text:span><text:span text:style-name="T8">finalizare</text:span></text:p>
          </table:table-cell>
          <table:table-cell table:style-name="ce21"/>
          <table:table-cell table:style-name="ce21" office:value-type="string">
            <text:p>Mesaj afisat “Thank you for your order!”</text:p>
          </table:table-cell>
          <table:table-cell table:style-name="ce21" office:value-type="string">
            <text:p>Mesaj afisat “Thank you for your order!”</text:p>
          </table:table-cell>
          <table:table-cell table:style-name="ce24" office:value-type="string">
            <text:p>Pass</text:p>
          </table:table-cell>
          <table:table-cell table:style-name="ce26"/>
          <table:table-cell table:number-columns-repeated="1014"/>
        </table:table-row>
        <table:table-row table:style-name="ro29">
          <table:table-cell table:style-name="ce5"/>
          <table:table-cell table:style-name="ce12" office:value-type="string">
            <text:p><text:span text:style-name="T5">33- </text:span><text:span text:style-name="T7">Testare </text:span><text:span text:style-name="T7">funcționalitat</text:span><text:span text:style-name="T7">e buton „Back </text:span><text:span text:style-name="T7">Home” care </text:span><text:span text:style-name="T7">redirecționeaz</text:span><text:span text:style-name="T7">ă către pagina </text:span><text:span text:style-name="T7">principal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</text:span><text:span text:style-name="T8">aplicație</text:span></text:p>
            <text:p><text:span text:style-name="T8">2. Logare cu </text:span><text:span text:style-name="T8">user valid</text:span></text:p>
            <text:p><text:span text:style-name="T8">3. Adăugare </text:span><text:span text:style-name="T8">un produs în </text:span><text:span text:style-name="T8">coș</text:span></text:p>
            <text:p><text:span text:style-name="T8">4. Click pe </text:span><text:span text:style-name="T8">iconița </text:span><text:span text:style-name="T8">coșului de </text:span><text:span text:style-name="T8">cumpărături</text:span></text:p>
            <text:p><text:span text:style-name="T8">5. Click pe </text:span><text:span text:style-name="T8">butonul </text:span><text:span text:style-name="T8">“Checkout”</text:span></text:p>
            <text:p><text:span text:style-name="T8">6. Completare </text:span><text:span text:style-name="T8">date corecte</text:span></text:p>
            <text:p><text:span text:style-name="T8">7. Click buton </text:span><text:span text:style-name="T8">“Finish”</text:span></text:p>
            <text:p><text:span text:style-name="T8">8. Click buton </text:span><text:span text:style-name="T8">“Back home”</text:span></text:p>
            <text:p><text:span text:style-name="T8">9. Asteptare </text:span><text:span text:style-name="T8">butonul de </text:span><text:span text:style-name="T8">sortare de pe </text:span><text:span text:style-name="T8">pagina </text:span><text:span text:style-name="T8">principala</text:span></text:p>
          </table:table-cell>
          <table:table-cell table:style-name="ce21" office:value-type="string">
            <text:p>6. <text:s/>“Abc”, “Abc”, “456”</text:p>
          </table:table-cell>
          <table:table-cell table:style-name="ce21" office:value-type="string">
            <text:p>Redirecționare cu succes către pagina principala </text:p>
          </table:table-cell>
          <table:table-cell table:style-name="ce21" office:value-type="string">
            <text:p>Redirecționare cu succes către pagina principala </text:p>
          </table:table-cell>
          <table:table-cell table:style-name="ce24" office:value-type="string">
            <text:p>Pass</text:p>
          </table:table-cell>
          <table:table-cell table:style-name="ce26"/>
          <table:table-cell table:number-columns-repeated="1014"/>
        </table:table-row>
        <table:table-row table:style-name="ro30" table:number-rows-repeated="185">
          <table:table-cell/>
          <table:table-cell table:style-name="ce15"/>
          <table:table-cell table:number-columns-repeated="2"/>
          <table:table-cell table:style-name="ce15"/>
          <table:table-cell table:number-columns-repeated="4"/>
          <table:table-cell table:style-name="ce26"/>
          <table:table-cell table:number-columns-repeated="1014"/>
        </table:table-row>
        <table:table-row table:style-name="ro30" table:number-rows-repeated="780">
          <table:table-cell table:number-columns-repeated="1024"/>
        </table:table-row>
        <table:table-row table:style-name="ro31" table:number-rows-repeated="1047576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Results" table:style-name="ta2" table:print="false"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6" table:default-cell-style-name="Excel_20_Built-in_20_Normal"/>
        <table:table-column table:style-name="co18" table:default-cell-style-name="Excel_20_Built-in_20_Normal"/>
        <table:table-column table:style-name="co10" table:number-columns-repeated="1015" table:default-cell-style-name="Excel_20_Built-in_20_Normal"/>
        <table:table-row table:style-name="ro33">
          <table:table-cell table:style-name="ce27" office:value-type="string">
            <text:p>Total tests</text:p>
          </table:table-cell>
          <table:table-cell table:style-name="ce27" office:value-type="string">
            <text:p>Nb of Pass test</text:p>
          </table:table-cell>
          <table:table-cell table:style-name="ce27" office:value-type="string">
            <text:p>Nb of Failed test</text:p>
          </table:table-cell>
          <table:table-cell table:style-name="ce27" office:value-type="string">
            <text:p>Nb. Of Blocked tests</text:p>
          </table:table-cell>
          <table:table-cell table:style-name="ce27" office:value-type="string">
            <text:p>Total test covered</text:p>
          </table:table-cell>
          <table:table-cell table:style-name="ce27" office:value-type="string">
            <text:p>Blocked Tests%</text:p>
          </table:table-cell>
          <table:table-cell table:style-name="ce27" office:value-type="string">
            <text:p>Failed test%</text:p>
          </table:table-cell>
          <table:table-cell table:style-name="ce27" office:value-type="string">
            <text:p>Pass test %</text:p>
          </table:table-cell>
          <table:table-cell table:style-name="ce27" office:value-type="string">
            <text:p>Total test covered</text:p>
          </table:table-cell>
          <table:table-cell table:number-columns-repeated="1015"/>
        </table:table-row>
        <table:table-row table:style-name="ro34">
          <table:table-cell table:style-name="ce28" table:formula="of:=COUNTIF([$TestCases.B2:.B59];&quot;*&quot;)" office:value-type="float" office:value="0">
            <text:p>0</text:p>
          </table:table-cell>
          <table:table-cell table:style-name="ce28" table:formula="of:=COUNTIF([$TestCases.I2:.O59];&quot;Pass&quot;)" office:value-type="float" office:value="33">
            <text:p>33</text:p>
          </table:table-cell>
          <table:table-cell table:style-name="ce28" table:formula="of:=COUNTIF([$TestCases.I2:.I59];&quot;Fail&quot;)" office:value-type="float" office:value="0">
            <text:p>0</text:p>
          </table:table-cell>
          <table:table-cell table:style-name="ce28" table:formula="of:=COUNTIF([$TestCases.I2:.I59];&quot;Blocked&quot;)" office:value-type="float" office:value="0">
            <text:p>0</text:p>
          </table:table-cell>
          <table:table-cell table:style-name="ce28" table:formula="of:=[.B2]+[.C2]" office:value-type="float" office:value="33">
            <text:p>33</text:p>
          </table:table-cell>
          <table:table-cell table:style-name="ce29" table:formula="of:=([.D2]/[.A2])*100" office:value-type="float" office:value="0">
            <text:p>#DIV/0!</text:p>
          </table:table-cell>
          <table:table-cell table:style-name="ce30" table:formula="of:=([.C2]/[.A2])*100" office:value-type="float" office:value="0">
            <text:p>#DIV/0!</text:p>
          </table:table-cell>
          <table:table-cell table:style-name="ce29" table:formula="of:=([.B2]/[.A2])*100" office:value-type="float" office:value="0">
            <text:p>#DIV/0!</text:p>
          </table:table-cell>
          <table:table-cell table:style-name="ce31" table:formula="of:=(([.B2]+[.C2])/[.A2])*100" office:value-type="float" office:value="0">
            <text:p>#DIV/0!</text:p>
          </table:table-cell>
          <table:table-cell table:number-columns-repeated="1015"/>
        </table:table-row>
        <table:table-row table:style-name="ro30" table:number-rows-repeated="998">
          <table:table-cell table:number-columns-repeated="1024"/>
        </table:table-row>
        <table:table-row table:style-name="ro31" table:number-rows-repeated="1047575">
          <table:table-cell table:number-columns-repeated="1024"/>
        </table:table-row>
        <table:table-row table:style-name="ro3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7" style:display-name="ConditionalStyle_7" style:family="table-cell" style:parent-style-name="Default">
      <style:table-cell-properties fo:background-color="#38761d"/>
    </style:style>
    <style:style style:name="ConditionalStyle_5f_6" style:display-name="ConditionalStyle_6" style:family="table-cell" style:parent-style-name="Default">
      <style:table-cell-properties fo:background-color="#cc0000"/>
    </style:style>
    <style:style style:name="ConditionalStyle_5f_5" style:display-name="ConditionalStyle_5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2" style:display-name="ConditionalStyle_2" style:family="table-cell" style:parent-style-name="Default">
      <style:table-cell-properties fo:background-color="#f1c232"/>
    </style:style>
    <style:style style:name="ConditionalStyle_5f_1" style:display-name="ConditionalStyle_1" style:family="table-cell" style:parent-style-name="Default">
      <style:table-cell-properties fo:background-color="#38761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15">09/15/2025</text:date>, <text:time>18:4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9-15T18:46:07.68</dc:date>
    <dc:creator>Alexandra Felecan</dc:creator>
    <meta:generator>OpenOffice/4.1.15$Win32 OpenOffice.org_project/4115m2$Build-9813</meta:generator>
    <meta:editing-duration>PT2H46M25S</meta:editing-duration>
    <meta:editing-cycles>15</meta:editing-cycles>
    <meta:document-statistic meta:table-count="2" meta:cell-count="243" meta:object-count="0"/>
  </office:meta>
</office:document-meta>
</file>